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Pictures/TablePreview3.svm" manifest:media-type=""/>
  <manifest:file-entry manifest:full-path="Pictures/10000201000000E1000000E1559FACBC0485C05B.png" manifest:media-type="image/png"/>
  <manifest:file-entry manifest:full-path="Pictures/10000201000000E1000000E1C8F2DD0E86F20E68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201000000E1000000E1DD4C64957C96976E.png" manifest:media-type="image/png"/>
  <manifest:file-entry manifest:full-path="Pictures/100002010000038400000334FC29D3161C936D3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000000" fo:min-height="0.945cm"/>
      <style:paragraph-properties style:writing-mode="lr-tb"/>
    </style:style>
    <style:style style:name="gr2" style:family="graphic" style:parent-style-name="standard">
      <style:graphic-properties svg:stroke-color="#b2b2b2" draw:fill-color="#b2b2b2" draw:opacity="85%" draw:textarea-horizontal-align="justify" draw:textarea-vertical-align="middle" draw:auto-grow-height="false" fo:min-height="0.55cm" fo:min-width="7.2cm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cccccc" fo:min-height="0.712cm"/>
      <style:paragraph-properties style:writing-mode="lr-tb"/>
    </style:style>
    <style:style style:name="gr5" style:family="graphic" style:parent-style-name="standard">
      <style:graphic-properties draw:stroke="none" draw:fill="none" fo:min-height="0.712cm"/>
      <style:paragraph-properties style:writing-mode="lr-tb"/>
    </style:style>
    <style:style style:name="gr6" style:family="graphic" style:parent-style-name="standard">
      <style:graphic-properties svg:stroke-color="#b2b2b2" draw:fill-color="#b2b2b2" draw:opacity="85%" draw:textarea-horizontal-align="justify" draw:textarea-vertical-align="middle" draw:auto-grow-height="false" fo:min-height="0.475cm" fo:min-width="4.4cm"/>
      <style:paragraph-properties style:writing-mode="lr-tb"/>
    </style:style>
    <style:style style:name="gr7" style:family="graphic" style:parent-style-name="standard" style:list-style-name="L1">
      <style:graphic-properties svg:stroke-color="#666666" draw:fill-color="#666666" draw:textarea-horizontal-align="justify" draw:textarea-vertical-align="middle" draw:auto-grow-height="false" fo:min-height="0.475cm" fo:min-width="0.1cm"/>
      <style:paragraph-properties style:writing-mode="lr-tb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color="#b2b2b2" draw:fill-color="#b2b2b2" draw:opacity="85%" draw:textarea-horizontal-align="justify" draw:textarea-vertical-align="middle" draw:auto-grow-height="false" fo:min-height="0.475cm" fo:min-width="2.6cm"/>
      <style:paragraph-properties style:writing-mode="lr-tb"/>
    </style:style>
    <style:style style:name="gr10" style:family="graphic" style:parent-style-name="standard" style:list-style-name="L1">
      <style:graphic-properties svg:stroke-color="#666666" draw:fill-color="#666666" draw:textarea-horizontal-align="justify" draw:textarea-vertical-align="middle" draw:auto-grow-height="false" fo:min-height="0.475cm" fo:min-width="0.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2" style:family="graphic" style:parent-style-name="Objet_20_sans_20_remplissage_20_et_20_sans_20_ligne">
      <style:graphic-properties draw:textarea-horizontal-align="center" draw:textarea-vertical-align="middle" draw:ole-draw-aspect="1"/>
    </style:style>
    <style:style style:name="gr13" style:family="graphic" style:parent-style-name="standard">
      <style:graphic-properties draw:stroke="none" svg:stroke-color="#000000" draw:fill="none" draw:fill-color="#ffffff" fo:min-height="3.06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73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22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3.272cm"/>
      <style:paragraph-properties style:writing-mode="lr-tb"/>
    </style:style>
    <style:style style:name="gr17" style:family="graphic" style:parent-style-name="standard" style:list-style-name="L1">
      <style:graphic-properties svg:stroke-color="#666666" draw:fill-color="#666666" draw:textarea-horizontal-align="justify" draw:textarea-vertical-align="middle" draw:auto-grow-height="false" fo:min-height="0.475cm" fo:min-width="0.1cm"/>
      <style:paragraph-properties style:writing-mode="lr-tb"/>
    </style:style>
    <style:style style:name="gr18" style:family="graphic" style:parent-style-name="standard" style:list-style-name="L1">
      <style:graphic-properties svg:stroke-color="#666666" draw:fill-color="#666666" draw:textarea-horizontal-align="justify" draw:textarea-vertical-align="middle" draw:auto-grow-height="false" fo:min-height="0.475cm" fo:min-width="0.1cm"/>
      <style:paragraph-properties style:writing-mode="lr-tb"/>
    </style:style>
    <style:style style:name="gr19" style:family="graphic" style:parent-style-name="standard" style:list-style-name="L1">
      <style:graphic-properties svg:stroke-color="#666666" draw:fill-color="#666666" draw:textarea-horizontal-align="justify" draw:textarea-vertical-align="middle" draw:auto-grow-height="false" fo:min-height="0.475cm" fo:min-width="0.1cm"/>
      <style:paragraph-properties style:writing-mode="lr-tb"/>
    </style:style>
    <style:style style:name="gr20" style:family="graphic" style:parent-style-name="standard" style:list-style-name="L1">
      <style:graphic-properties svg:stroke-color="#666666" draw:fill-color="#666666" draw:textarea-horizontal-align="justify" draw:textarea-vertical-align="middle" draw:auto-grow-height="false" fo:min-height="0.475cm" fo:min-width="0.1cm"/>
      <style:paragraph-properties style:writing-mode="lr-tb"/>
    </style:style>
    <style:style style:name="co1" style:family="table-column">
      <style:table-column-properties style:column-width="10.96cm" style:use-optimal-column-width="false"/>
    </style:style>
    <style:style style:name="co2" style:family="table-column">
      <style:table-column-properties style:column-width="8.841cm" style:use-optimal-column-width="false"/>
    </style:style>
    <style:style style:name="co3" style:family="table-column">
      <style:table-column-properties style:column-width="6.699cm" style:use-optimal-column-width="false"/>
    </style:style>
    <style:style style:name="co4" style:family="table-column">
      <style:table-column-properties style:column-width="13.074cm" style:use-optimal-column-width="false"/>
    </style:style>
    <style:style style:name="co5" style:family="table-column">
      <style:table-column-properties style:column-width="13.077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1.471cm"/>
    </style:style>
    <style:style style:name="ce1" style:family="table-cell">
      <style:text-properties fo:color="#ffffff"/>
    </style:style>
    <style:style style:name="ce2" style:family="table-cell">
      <style:paragraph-properties fo:border-left="none" fo:border-right="0.03pt solid #ffffff" fo:border-top="0.03pt solid #ffffff" fo:border-bottom="0.03pt solid #ffffff"/>
      <style:text-properties fo:color="#ffffff" fo:background-color="transparent"/>
    </style:style>
    <style:style style:name="ce3" style:family="table-cell">
      <style:text-properties fo:color="#ffffff" fo:font-size="18pt" style:font-size-asian="18pt" style:font-size-complex="18pt"/>
    </style:style>
    <style:style style:name="ce4" style:family="table-cell">
      <style:paragraph-properties fo:border-left="0.03pt solid #ffffff" fo:border-right="0.03pt solid #ffffff" fo:border-top="none" fo:border-bottom="0.03pt solid #ffffff"/>
    </style:style>
    <style:style style:name="ce5" style:family="table-cell">
      <style:text-properties fo:font-size="18pt" style:font-size-asian="18pt" style:font-size-complex="18pt"/>
    </style:style>
    <style:style style:name="ce6" style:family="table-cell">
      <loext:graphic-properties draw:fill="solid" draw:fill-color="#ffffff"/>
      <style:paragraph-properties fo:border="0.03pt solid #ffffff"/>
      <style:text-properties fo:font-size="18pt" style:font-size-asian="18pt" style:font-size-complex="18pt"/>
    </style:style>
    <style:style style:name="ce7" style:family="table-cell">
      <loext:graphic-properties draw:fill="solid" draw:fill-color="#ffffff"/>
      <style:paragraph-properties fo:border-left="none" fo:border-right="0.03pt solid #ffffff" fo:border-top="0.03pt solid #ffffff" fo:border-bottom="0.03pt solid #ffffff"/>
      <style:text-properties fo:font-size="18pt" style:font-size-asian="18pt" style:font-size-complex="18pt"/>
    </style:style>
    <style:style style:name="P1" style:family="paragraph">
      <style:text-properties fo:color="#ffffff" fo:background-color="transparent"/>
    </style:style>
    <style:style style:name="P2" style:family="paragraph">
      <style:text-properties fo:color="#ffffff" fo:font-size="18pt" style:font-size-asian="18pt" style:font-size-complex="18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000000"/>
      <style:paragraph-properties fo:text-align="center" style:writing-mode="lr-tb"/>
      <style:text-properties fo:color="#c9211e" fo:font-size="24pt" fo:font-style="italic" style:font-size-asian="24pt" style:font-style-asian="italic" style:font-size-complex="24pt" style:font-style-complex="italic"/>
    </style:style>
    <style:style style:name="P6" style:family="paragraph">
      <style:paragraph-properties fo:text-align="center" style:writing-mode="lr-tb"/>
      <style:text-properties fo:language="fr" fo:country="FR"/>
    </style:style>
    <style:style style:name="P7" style:family="paragraph">
      <loext:graphic-properties draw:fill-color="#b2b2b2" draw:opacity="85%"/>
      <style:paragraph-properties fo:text-align="center" style:writing-mode="lr-tb"/>
      <style:text-properties fo:language="fr" fo:country="F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cccccc"/>
      <style:paragraph-properties style:writing-mode="lr-tb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none"/>
      <style:paragraph-properties style:writing-mode="lr-tb"/>
      <style:text-properties fo:background-color="#cccccc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language="fr" fo:country="FR"/>
    </style:style>
    <style:style style:name="P13" style:family="paragraph">
      <loext:graphic-properties draw:fill-color="#666666"/>
      <style:paragraph-properties fo:margin-left="0cm" fo:margin-right="0cm" fo:margin-top="0cm" fo:margin-bottom="0cm" fo:line-height="100%" fo:text-align="center" fo:text-indent="0cm" style:writing-mode="lr-tb"/>
      <style:text-properties fo:language="fr" fo:country="F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c9211e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" style:family="text">
      <style:text-properties fo:color="#ffffff"/>
    </style:style>
    <style:style style:name="T2" style:family="text">
      <style:text-properties fo:color="#ffffff" fo:background-color="transparent"/>
    </style:style>
    <style:style style:name="T3" style:family="text">
      <style:text-properties fo:color="#ffffff" fo:font-size="18pt" style:font-size-asian="18pt" style:font-size-complex="1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c9211e" fo:font-size="24pt" fo:font-style="italic" style:font-size-asian="24pt" style:font-style-asian="italic" style:font-size-complex="24pt" style:font-style-complex="italic"/>
    </style:style>
    <style:style style:name="T6" style:family="text">
      <style:text-properties fo:language="fr" fo:country="FR"/>
    </style:style>
    <style:style style:name="T7" style:family="text">
      <style:text-properties fo:color="#000000" style:font-name="Liberation Sans2" fo:font-size="11pt" fo:language="fr" fo:country="FR" style:font-name-asian="Liberation Sans2" style:font-size-asian="11pt" style:font-name-complex="Liberation Sans2" style:font-size-complex="11pt"/>
    </style:style>
    <style:style style:name="T8" style:family="text">
      <style:text-properties fo:color="#ffffff" fo:font-size="15pt" style:font-size-asian="15pt" style:font-size-complex="15pt"/>
    </style:style>
    <style:style style:name="T9" style:family="text">
      <style:text-properties fo:color="#ffffff" fo:font-size="13pt" style:font-size-asian="13pt" style:font-size-complex="13pt"/>
    </style:style>
    <style:style style:name="T10" style:family="text">
      <style:text-properties fo:color="#c9211e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26.499cm" svg:height="7.995cm" svg:x="1.5cm" svg:y="11.0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><text:span text:style-name="T1">Agent</text:span></text:p>
              </table:table-cell>
              <table:table-cell table:style-name="ce2">
                <text:p text:style-name="P1"><text:span text:style-name="T2">Nombre de pointage validés</text:span></text:p>
              </table:table-cell>
              <table:table-cell table:style-name="ce3">
                <text:list text:style-name="L2">
                  <text:list-header>
                    <text:p text:style-name="P2"><text:span text:style-name="T3">Nombre d’incident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p>Mark</text:p>
              </table:table-cell>
              <table:table-cell table:style-name="gray2">
                <text:p>5</text:p>
              </table:table-cell>
              <table:table-cell table:style-name="ce5">
                <text:list text:continue-numbering="true" text:style-name="L2">
                  <text:list-header>
                    <text:p text:style-name="P3"><text:span text:style-name="T4">5</text:span></text:p>
                  </text:list-header>
                </text:list>
              </table:table-cell>
            </table:table-row>
            <table:table-row table:style-name="ro1" table:default-cell-style-name="gray1">
              <table:table-cell>
                <text:p>Jacob</text:p>
              </table:table-cell>
              <table:table-cell>
                <text:p>7</text:p>
              </table:table-cell>
              <table:table-cell table:style-name="ce5">
                <text:list text:continue-numbering="true" text:style-name="L2">
                  <text:list-header>
                    <text:p><text:span text:style-name="T4">3</text:span></text:p>
                  </text:list-header>
                </text:list>
              </table:table-cell>
            </table:table-row>
            <table:table-row table:style-name="ro1" table:default-cell-style-name="gray2">
              <table:table-cell>
                <text:p>Jean</text:p>
              </table:table-cell>
              <table:table-cell>
                <text:p>3</text:p>
              </table:table-cell>
              <table:table-cell table:style-name="ce5">
                <text:list text:continue-numbering="true" text:style-name="L2">
                  <text:list-header>
                    <text:p><text:span text:style-name="T4">1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5" draw:layer="layout" svg:width="18.1cm" svg:height="1.195cm" svg:x="6.1cm" svg:y="9.2cm">
          <draw:text-box>
            <text:p text:style-name="P4"><text:span text:style-name="T5">Tableau de </text:span><text:span text:style-name="T5">ronde du Lycée</text:span></text:p>
          </draw:text-box>
        </draw:frame>
        <draw:custom-shape draw:style-name="gr2" draw:text-style-name="P7" draw:layer="layout" svg:width="7.7cm" svg:height="0.8cm" svg:x="10.601cm" svg:y="7.901cm">
          <text:p text:style-name="P6"><text:span text:style-name="T6">A</text:span><text:span text:style-name="T6">p</text:span><text:span text:style-name="T6">p</text:span><text:span text:style-name="T6">l</text:span><text:span text:style-name="T6">i</text:span><text:span text:style-name="T6">q</text:span><text:span text:style-name="T6">u</text:span><text:span text:style-name="T6">e</text:span><text:span text:style-name="T6">r</text:span></text:p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0.809cm" svg:height="0.809cm" svg:x="25.402cm" svg:y="6.202cm">
          <draw:image xlink:href="Pictures/10000201000000E1000000E1559FACBC0485C05B.png" xlink:type="simple" xlink:show="embed" xlink:actuate="onLoad" loext:mime-type="image/png">
            <text:p/>
          </draw:image>
        </draw:frame>
        <draw:custom-shape draw:style-name="gr2" draw:text-style-name="P7" draw:layer="layout" svg:width="7.7cm" svg:height="0.8cm" svg:x="10.603cm" svg:y="7.903cm">
          <text:p text:style-name="P6"><text:span text:style-name="T6">Appliquer</text:span></text:p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6.5cm" svg:height="0.962cm" svg:x="1.802cm" svg:y="3.24cm">
          <draw:text-box>
            <text:p>Nombre de pointage</text:p>
          </draw:text-box>
        </draw:frame>
        <draw:frame draw:style-name="gr5" draw:text-style-name="P10" draw:layer="layout" svg:width="6.3cm" svg:height="0.962cm" svg:x="1.902cm" svg:y="4.602cm">
          <draw:text-box>
            <text:p>Durée des rondes</text:p>
          </draw:text-box>
        </draw:frame>
        <draw:frame draw:style-name="gr5" draw:text-style-name="P11" draw:layer="layout" svg:width="6.3cm" svg:height="0.962cm" svg:x="15.3cm" svg:y="4.638cm">
          <draw:text-box draw:corner-radius="0.2cm">
            <text:p>Nombre d’incident</text:p>
          </draw:text-box>
        </draw:frame>
        <draw:frame draw:style-name="gr4" draw:text-style-name="P9" draw:layer="layout" svg:width="9.5cm" svg:height="0.962cm" svg:x="15.403cm" svg:y="3.303cm">
          <draw:text-box>
            <text:p>Nombre de pointeaux validés</text:p>
          </draw:text-box>
        </draw:frame>
        <draw:frame draw:style-name="gr5" draw:text-style-name="P10" draw:layer="layout" svg:width="3.6cm" svg:height="0.962cm" svg:x="1.802cm" svg:y="1.602cm">
          <draw:text-box draw:corner-radius="0.199cm">
            <text:p>Agents</text:p>
          </draw:text-box>
        </draw:frame>
        <draw:frame draw:style-name="gr3" draw:text-style-name="P8" draw:layer="layout" svg:width="0.724cm" svg:height="0.7cm" svg:x="11.002cm" svg:y="6.402cm">
          <draw:image xlink:href="Pictures/10000201000000E1000000E1C8F2DD0E86F20E68.png" xlink:type="simple" xlink:show="embed" xlink:actuate="onLoad" loext:mime-type="image/png">
            <text:p/>
          </draw:image>
        </draw:frame>
        <draw:custom-shape draw:style-name="gr6" draw:text-style-name="P7" draw:layer="layout" svg:width="4.9cm" svg:height="0.725cm" svg:x="9.002cm" svg:y="1.702cm">
          <text:p text:style-name="P6"><text:span text:style-name="T6">Tous les agents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0.6cm" svg:height="0.725cm" svg:x="13.902cm" svg:y="1.702cm">
          <text:p text:style-name="P12"><text:span text:style-name="T7">˄</text:span></text:p>
          <text:p text:style-name="P12"><text:span text:style-name="T7">˅</text:span>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0.748cm" svg:height="0.748cm" svg:x="10.954cm" svg:y="3.302cm">
          <draw:image xlink:href="Pictures/10000201000000E1000000E1DD4C64957C96976E.png" xlink:type="simple" xlink:show="embed" xlink:actuate="onLoad" loext:mime-type="image/png">
            <text:p/>
          </draw:image>
        </draw:frame>
        <draw:frame draw:style-name="gr8" draw:text-style-name="P4" draw:layer="layout" svg:width="0.748cm" svg:height="0.748cm" svg:x="11.002cm" svg:y="4.702cm">
          <draw:image xlink:href="Pictures/10000201000000E1000000E1DD4C64957C96976E.png" xlink:type="simple" xlink:show="embed" xlink:actuate="onLoad" loext:mime-type="image/png">
            <text:p/>
          </draw:image>
        </draw:frame>
        <draw:frame draw:style-name="gr8" draw:text-style-name="P4" draw:layer="layout" svg:width="0.872cm" svg:height="0.795cm" svg:x="25.33cm" svg:y="4.807cm">
          <draw:image xlink:href="Pictures/100002010000038400000334FC29D3161C936D35.png" xlink:type="simple" xlink:show="embed" xlink:actuate="onLoad" loext:mime-type="image/png">
            <text:p/>
          </draw:image>
        </draw:frame>
        <draw:frame draw:style-name="gr8" draw:text-style-name="P4" draw:layer="layout" svg:width="0.872cm" svg:height="0.795cm" svg:x="25.302cm" svg:y="3.602cm">
          <draw:image xlink:href="Pictures/100002010000038400000334FC29D3161C936D35.png" xlink:type="simple" xlink:show="embed" xlink:actuate="onLoad" loext:mime-type="image/png">
            <text:p/>
          </draw:image>
        </draw:frame>
        <draw:frame draw:style-name="gr5" draw:text-style-name="P10" draw:layer="layout" svg:width="3.4cm" svg:height="0.962cm" svg:x="15.9cm" svg:y="1.738cm">
          <draw:text-box>
            <text:p>Ronde</text:p>
          </draw:text-box>
        </draw:frame>
        <draw:custom-shape draw:style-name="gr9" draw:text-style-name="P7" draw:layer="layout" svg:width="3.1cm" svg:height="0.725cm" svg:x="23.702cm" svg:y="1.903cm">
          <text:p text:style-name="P6"><text:span text:style-name="T6">L</text:span><text:span text:style-name="T6">y</text:span><text:span text:style-name="T6">c</text:span><text:span text:style-name="T6">é</text:span><text:span text:style-name="T6">e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6cm" svg:height="0.725cm" svg:x="26.802cm" svg:y="1.903cm">
          <text:p text:style-name="P12"><text:span text:style-name="T7">˄</text:span></text:p>
          <text:p text:style-name="P12"><text:span text:style-name="T7">˅</text:span></text:p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5.6cm" svg:height="1cm" svg:x="1.9cm" svg:y="6.1cm">
          <draw:text-box>
            <text:p>Diagramme</text:p>
          </draw:text-box>
        </draw:frame>
        <draw:frame draw:style-name="gr11" draw:text-style-name="P14" draw:layer="layout" svg:width="5.3cm" svg:height="1cm" svg:x="15.301cm" svg:y="6.201cm">
          <draw:text-box draw:corner-radius="16cm">
            <text:p>Tableau</text:p>
          </draw:text-box>
        </draw:frame>
      </draw:page>
      <draw:page draw:name="page2" draw:style-name="dp1" draw:master-page-name="Standard">
        <draw:frame draw:name="Diagramme de ronde" draw:style-name="gr12" draw:text-style-name="P4" draw:layer="layout" svg:width="15.999cm" svg:height="8.999cm" svg:x="7.501cm" svg:y="9.50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  <svg:title>Diagramme d'une ronde</svg:title>
        </draw:frame>
        <draw:frame draw:style-name="gr13" draw:text-style-name="P15" draw:layer="layout" svg:width="2.6cm" svg:height="3.314cm" svg:x="11.4cm" svg:y="12.5cm">
          <draw:text-box>
            <text:p><text:span text:style-name="T8">Nombre de pointage</text:span></text:p>
            <text:p/>
          </draw:text-box>
        </draw:frame>
        <draw:frame draw:style-name="gr14" draw:text-style-name="P15" draw:layer="layout" svg:width="2.7cm" svg:height="1.986cm" svg:x="14.9cm" svg:y="11.314cm">
          <draw:text-box>
            <text:p><text:span text:style-name="T9">Nombre d’incident</text:span></text:p>
            <text:p/>
          </draw:text-box>
        </draw:frame>
        <draw:frame draw:style-name="gr15" draw:text-style-name="P15" draw:layer="layout" svg:width="2.1cm" svg:height="1.474cm" svg:x="14cm" svg:y="16.226cm">
          <draw:text-box>
            <text:p><text:span text:style-name="T9">Agents</text:span></text:p>
            <text:p/>
          </draw:text-box>
        </draw:frame>
        <draw:frame draw:style-name="gr16" draw:text-style-name="P15" draw:layer="layout" svg:width="2.8cm" svg:height="3.522cm" svg:x="16.1cm" svg:y="13.978cm">
          <draw:text-box draw:corner-radius="3cm">
            <text:p><text:span text:style-name="T9">Nombre des pointeaux</text:span></text:p>
            <text:p><text:span text:style-name="T9">Validés</text:span></text:p>
            <text:p><text:span text:style-name="T9"/></text:p>
            <text:p/>
          </draw:text-box>
        </draw:frame>
        <draw:frame draw:style-name="gr11" draw:text-style-name="P16" draw:layer="layout" svg:width="9.7cm" svg:height="1cm" svg:x="17.6cm" svg:y="17.4cm">
          <draw:text-box>
            <text:p text:style-name="P4"><text:span text:style-name="T10">Diagramme de </text:span><text:span text:style-name="T10">ronde du Lycée</text:span></text:p>
          </draw:text-box>
        </draw:frame>
        <draw:frame draw:style-name="standard" draw:layer="layout" svg:width="26.15cm" svg:height="1.47cm" svg:x="1.9cm" svg:y="5.987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2">
              <table:table-cell table:style-name="ce6">
                <text:p><text:span text:style-name="T4">Tableau</text:span></text:p>
              </table:table-cell>
              <table:table-cell table:style-name="ce7">
                <text:p text:style-name="P3"><text:span text:style-name="T4"><text:s text:c="3"/></text:span><text:span text:style-name="T4">Graphiqu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8" draw:layer="layout" svg:width="0.809cm" svg:height="0.809cm" svg:x="25.4cm" svg:y="6.2cm">
          <draw:image xlink:href="Pictures/10000201000000E1000000E1559FACBC0485C05B.png" xlink:type="simple" xlink:show="embed" xlink:actuate="onLoad" loext:mime-type="image/png">
            <text:p/>
          </draw:image>
        </draw:frame>
        <draw:custom-shape draw:style-name="gr2" draw:text-style-name="P7" draw:layer="layout" svg:width="7.7cm" svg:height="0.8cm" svg:x="10.601cm" svg:y="7.901cm">
          <text:p text:style-name="P6"><text:span text:style-name="T6">Appliquer</text:span></text:p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6.5cm" svg:height="0.962cm" svg:x="1.8cm" svg:y="3.238cm">
          <draw:text-box>
            <text:p>Nombre de pointage</text:p>
          </draw:text-box>
        </draw:frame>
        <draw:frame draw:style-name="gr5" draw:text-style-name="P10" draw:layer="layout" svg:width="6.3cm" svg:height="0.962cm" svg:x="1.9cm" svg:y="4.6cm">
          <draw:text-box>
            <text:p>Durée des rondes</text:p>
          </draw:text-box>
        </draw:frame>
        <draw:frame draw:style-name="gr5" draw:text-style-name="P11" draw:layer="layout" svg:width="6.3cm" svg:height="0.962cm" svg:x="15.5cm" svg:y="1.738cm">
          <draw:text-box draw:corner-radius="0.2cm">
            <text:p>Nombre d’incident</text:p>
          </draw:text-box>
        </draw:frame>
        <draw:frame draw:style-name="gr4" draw:text-style-name="P9" draw:layer="layout" svg:width="9.5cm" svg:height="0.962cm" svg:x="15.401cm" svg:y="3.301cm">
          <draw:text-box>
            <text:p>Nombre de pointeaux validés</text:p>
          </draw:text-box>
        </draw:frame>
        <draw:frame draw:style-name="gr5" draw:text-style-name="P10" draw:layer="layout" svg:width="3.6cm" svg:height="0.962cm" svg:x="1.8cm" svg:y="1.6cm">
          <draw:text-box draw:corner-radius="0.199cm">
            <text:p>Agents</text:p>
          </draw:text-box>
        </draw:frame>
        <draw:frame draw:style-name="gr3" draw:text-style-name="P8" draw:layer="layout" svg:width="0.724cm" svg:height="0.7cm" svg:x="11cm" svg:y="6.4cm">
          <draw:image xlink:href="Pictures/10000201000000E1000000E1C8F2DD0E86F20E68.png" xlink:type="simple" xlink:show="embed" xlink:actuate="onLoad" loext:mime-type="image/png">
            <text:p/>
          </draw:image>
        </draw:frame>
        <draw:custom-shape draw:style-name="gr6" draw:text-style-name="P7" draw:layer="layout" svg:width="4.9cm" svg:height="0.725cm" svg:x="9cm" svg:y="1.7cm">
          <text:p text:style-name="P6"><text:span text:style-name="T6">Tous les agents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0.6cm" svg:height="0.725cm" svg:x="13.9cm" svg:y="1.7cm">
          <text:p text:style-name="P12"><text:span text:style-name="T7">˄</text:span></text:p>
          <text:p text:style-name="P12"><text:span text:style-name="T7">˅</text:span>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0.748cm" svg:height="0.748cm" svg:x="10.952cm" svg:y="3.3cm">
          <draw:image xlink:href="Pictures/10000201000000E1000000E1DD4C64957C96976E.png" xlink:type="simple" xlink:show="embed" xlink:actuate="onLoad" loext:mime-type="image/png">
            <text:p/>
          </draw:image>
        </draw:frame>
        <draw:frame draw:style-name="gr8" draw:text-style-name="P4" draw:layer="layout" svg:width="0.748cm" svg:height="0.748cm" svg:x="11cm" svg:y="4.7cm">
          <draw:image xlink:href="Pictures/10000201000000E1000000E1DD4C64957C96976E.png" xlink:type="simple" xlink:show="embed" xlink:actuate="onLoad" loext:mime-type="image/png">
            <text:p/>
          </draw:image>
        </draw:frame>
        <draw:frame draw:style-name="gr8" draw:text-style-name="P4" draw:layer="layout" svg:width="0.872cm" svg:height="0.795cm" svg:x="25.328cm" svg:y="4.805cm">
          <draw:image xlink:href="Pictures/100002010000038400000334FC29D3161C936D35.png" xlink:type="simple" xlink:show="embed" xlink:actuate="onLoad" loext:mime-type="image/png">
            <text:p/>
          </draw:image>
        </draw:frame>
        <draw:frame draw:style-name="gr8" draw:text-style-name="P4" draw:layer="layout" svg:width="0.872cm" svg:height="0.795cm" svg:x="25.3cm" svg:y="3.6cm">
          <draw:image xlink:href="Pictures/100002010000038400000334FC29D3161C936D35.png" xlink:type="simple" xlink:show="embed" xlink:actuate="onLoad" loext:mime-type="image/png">
            <text:p/>
          </draw:image>
        </draw:frame>
        <draw:frame draw:style-name="gr5" draw:text-style-name="P10" draw:layer="layout" svg:width="3.4cm" svg:height="0.962cm" svg:x="15.402cm" svg:y="4.739cm">
          <draw:text-box>
            <text:p>Ronde</text:p>
          </draw:text-box>
        </draw:frame>
        <draw:custom-shape draw:style-name="gr9" draw:text-style-name="P7" draw:layer="layout" svg:width="3.1cm" svg:height="0.725cm" svg:x="23.7cm" svg:y="1.901cm">
          <text:p text:style-name="P6"><text:span text:style-name="T6">Lycée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0.6cm" svg:height="0.725cm" svg:x="26.8cm" svg:y="1.901cm">
          <text:p text:style-name="P12"><text:span text:style-name="T7">˄</text:span></text:p>
          <text:p text:style-name="P12"><text:span text:style-name="T7">˅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frame draw:style-name="standard" draw:layer="layout" svg:width="26.499cm" svg:height="3.997cm" svg:x="1.5cm" svg:y="11.0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><text:span text:style-name="T1">Agent</text:span></text:p>
              </table:table-cell>
              <table:table-cell table:style-name="ce2">
                <text:p text:style-name="P1"><text:span text:style-name="T2">Nombre de pointage </text:span></text:p>
              </table:table-cell>
              <table:table-cell table:style-name="ce3">
                <text:list text:style-name="L2">
                  <text:list-header>
                    <text:p text:style-name="P2"><text:span text:style-name="T3">Nombre d’incident</text:span></text:p>
                  </text:list-header>
                </text:list>
              </table:table-cell>
            </table:table-row>
            <table:table-row table:style-name="ro1" table:default-cell-style-name="gray2">
              <table:table-cell>
                <text:p>Jacob</text:p>
              </table:table-cell>
              <table:table-cell>
                <text:p>7</text:p>
              </table:table-cell>
              <table:table-cell table:style-name="ce5">
                <text:list text:continue-numbering="true" text:style-name="L2">
                  <text:list-header>
                    <text:p><text:span text:style-name="T4">3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5" draw:layer="layout" svg:width="18.1cm" svg:height="1.195cm" svg:x="6.1cm" svg:y="9.2cm">
          <draw:text-box>
            <text:p text:style-name="P4"><text:span text:style-name="T5">Tableau de </text:span><text:span text:style-name="T5">ronde du </text:span><text:span text:style-name="T5">Lycée</text:span></text:p>
          </draw:text-box>
        </draw:frame>
        <draw:custom-shape draw:style-name="gr2" draw:text-style-name="P7" draw:layer="layout" svg:width="7.7cm" svg:height="0.8cm" svg:x="10.602cm" svg:y="7.902cm">
          <text:p text:style-name="P6"><text:span text:style-name="T6">Appliquer</text:span></text:p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0.809cm" svg:height="0.809cm" svg:x="25.403cm" svg:y="6.203cm">
          <draw:image xlink:href="Pictures/10000201000000E1000000E1559FACBC0485C05B.png" xlink:type="simple" xlink:show="embed" xlink:actuate="onLoad" loext:mime-type="image/png">
            <text:p/>
          </draw:image>
        </draw:frame>
        <draw:custom-shape draw:style-name="gr2" draw:text-style-name="P7" draw:layer="layout" svg:width="7.7cm" svg:height="0.8cm" svg:x="10.604cm" svg:y="7.904cm">
          <text:p text:style-name="P6"><text:span text:style-name="T6">Appliquer</text:span></text:p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6.5cm" svg:height="0.962cm" svg:x="1.803cm" svg:y="3.241cm">
          <draw:text-box>
            <text:p>Nombre de pointage</text:p>
          </draw:text-box>
        </draw:frame>
        <draw:frame draw:style-name="gr5" draw:text-style-name="P10" draw:layer="layout" svg:width="6.3cm" svg:height="0.962cm" svg:x="1.903cm" svg:y="4.603cm">
          <draw:text-box>
            <text:p>Durée des rondes</text:p>
          </draw:text-box>
        </draw:frame>
        <draw:frame draw:style-name="gr5" draw:text-style-name="P11" draw:layer="layout" svg:width="6.3cm" svg:height="0.962cm" svg:x="15.5cm" svg:y="4.838cm">
          <draw:text-box draw:corner-radius="0.2cm">
            <text:p>Nombre d’incident</text:p>
          </draw:text-box>
        </draw:frame>
        <draw:frame draw:style-name="gr4" draw:text-style-name="P9" draw:layer="layout" svg:width="9.5cm" svg:height="0.962cm" svg:x="15.404cm" svg:y="3.304cm">
          <draw:text-box>
            <text:p>Nombre de pointeaux validés</text:p>
          </draw:text-box>
        </draw:frame>
        <draw:frame draw:style-name="gr5" draw:text-style-name="P10" draw:layer="layout" svg:width="3.6cm" svg:height="0.962cm" svg:x="1.803cm" svg:y="1.603cm">
          <draw:text-box draw:corner-radius="0.199cm">
            <text:p>Agents</text:p>
          </draw:text-box>
        </draw:frame>
        <draw:frame draw:style-name="gr3" draw:text-style-name="P8" draw:layer="layout" svg:width="0.724cm" svg:height="0.7cm" svg:x="11.003cm" svg:y="6.403cm">
          <draw:image xlink:href="Pictures/10000201000000E1000000E1C8F2DD0E86F20E68.png" xlink:type="simple" xlink:show="embed" xlink:actuate="onLoad" loext:mime-type="image/png">
            <text:p/>
          </draw:image>
        </draw:frame>
        <draw:custom-shape draw:style-name="gr6" draw:text-style-name="P7" draw:layer="layout" svg:width="4.9cm" svg:height="0.725cm" svg:x="8.5cm" svg:y="1.7cm">
          <text:p text:style-name="P6"><text:span text:style-name="T6">Tous les agents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0.6cm" svg:height="0.725cm" svg:x="13.4cm" svg:y="1.7cm">
          <text:p text:style-name="P12"><text:span text:style-name="T7">˄</text:span></text:p>
          <text:p text:style-name="P12"><text:span text:style-name="T7">˅</text:span>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0.748cm" svg:height="0.748cm" svg:x="25.4cm" svg:y="3.452cm">
          <draw:image xlink:href="Pictures/10000201000000E1000000E1DD4C64957C96976E.png" xlink:type="simple" xlink:show="embed" xlink:actuate="onLoad" loext:mime-type="image/png">
            <text:p/>
          </draw:image>
        </draw:frame>
        <draw:frame draw:style-name="gr8" draw:text-style-name="P4" draw:layer="layout" svg:width="0.748cm" svg:height="0.748cm" svg:x="11.003cm" svg:y="4.703cm">
          <draw:image xlink:href="Pictures/10000201000000E1000000E1DD4C64957C96976E.png" xlink:type="simple" xlink:show="embed" xlink:actuate="onLoad" loext:mime-type="image/png">
            <text:p/>
          </draw:image>
        </draw:frame>
        <draw:frame draw:style-name="gr8" draw:text-style-name="P4" draw:layer="layout" svg:width="0.872cm" svg:height="0.795cm" svg:x="25.331cm" svg:y="4.808cm">
          <draw:image xlink:href="Pictures/100002010000038400000334FC29D3161C936D35.png" xlink:type="simple" xlink:show="embed" xlink:actuate="onLoad" loext:mime-type="image/png">
            <text:p/>
          </draw:image>
        </draw:frame>
        <draw:frame draw:style-name="gr8" draw:text-style-name="P4" draw:layer="layout" svg:width="0.872cm" svg:height="0.795cm" svg:x="11cm" svg:y="3.3cm">
          <draw:image xlink:href="Pictures/100002010000038400000334FC29D3161C936D35.png" xlink:type="simple" xlink:show="embed" xlink:actuate="onLoad" loext:mime-type="image/png">
            <text:p/>
          </draw:image>
        </draw:frame>
        <draw:custom-shape draw:style-name="gr9" draw:text-style-name="P7" draw:layer="layout" svg:width="3.1cm" svg:height="0.725cm" svg:x="23.703cm" svg:y="1.904cm">
          <text:p text:style-name="P6"><text:span text:style-name="T6">Lycée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6cm" svg:height="0.725cm" svg:x="26.803cm" svg:y="1.904cm">
          <text:p text:style-name="P12"><text:span text:style-name="T7">˄</text:span></text:p>
          <text:p text:style-name="P12"><text:span text:style-name="T7">˅</text:span></text:p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5.6cm" svg:height="1cm" svg:x="2.502cm" svg:y="6.102cm">
          <draw:text-box>
            <text:p>Diagramme</text:p>
          </draw:text-box>
        </draw:frame>
        <draw:frame draw:style-name="gr11" draw:text-style-name="P14" draw:layer="layout" svg:width="5.3cm" svg:height="1cm" svg:x="15.7cm" svg:y="6.1cm">
          <draw:text-box draw:corner-radius="16cm">
            <text:p>Tableau</text:p>
          </draw:text-box>
        </draw:frame>
        <draw:frame draw:style-name="gr5" draw:text-style-name="P10" draw:layer="layout" svg:width="3.4cm" svg:height="0.962cm" svg:x="15.4cm" svg:y="1.738cm">
          <draw:text-box>
            <text:p>Ronde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1-01-14T14:07:19.670500376</meta:creation-date>
    <dc:date>2021-01-21T15:29:44.618714012</dc:date>
    <meta:editing-duration>PT5H58M16S</meta:editing-duration>
    <meta:editing-cycles>58</meta:editing-cycles>
    <meta:generator>LibreOffice/6.3.5.2$Linux_X86_64 LibreOffice_project/30$Build-2</meta:generator>
    <meta:document-statistic meta:object-count="68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right-angled-axes="tru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chart-properties chart:solid-type="cuboid"/>
      <style:graphic-properties draw:fill-color="#579d1c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circle" chart:style-name="ch1">
        <chart:plot-area chart:style-name="ch2" chart:data-source-has-labels="both" svg:x="2.616cm" svg:y="0.359cm" svg:width="8.638cm" svg:height="8.639cm">
          <chartooo:coordinate-region svg:x="2.616cm" svg:y="0.36cm" svg:width="8.638cm" svg:height="8.638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series chart:style-name="ch11" chart:values-cell-range-address="local-table.$C$2:.$C$5" chart:label-cell-address="local-table.$C$1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series chart:style-name="ch12" chart:values-cell-range-address="local-table.$D$2:.$D$5" chart:label-cell-address="local-table.$D$1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lonne</text:p>
              </table:table-cell>
              <table:table-cell office:value-type="string">
                <text:p>2 colonne</text:p>
              </table:table-cell>
              <table:table-cell office:value-type="string">
                <text:p>3 colonne</text:p>
              </table:table-cell>
            </table:table-row>
          </table:table-header-rows>
          <table:table-rows>
            <table:table-row>
              <table:table-cell office:value-type="string">
                <text:p>1 ligne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2 ligne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3 ligne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4 ligne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